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375623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6.07483333333333cm"/>
    </style:style>
    <style:style style:name="co4" style:family="table-column">
      <style:table-column-properties fo:break-before="auto" style:column-width="5.630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25.8pt" style:use-optimal-row-height="false" fo:break-before="auto"/>
    </style:style>
    <style:style style:name="ro4" style:family="table-row">
      <style:table-row-properties style:row-height="13.95pt" style:use-optimal-row-height="false" fo:break-before="auto"/>
    </style:style>
    <style:style style:name="ro5" style:family="table-row">
      <style:table-row-properties style:row-height="34.2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5.6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6.6pt" style:use-optimal-row-height="true" fo:break-before="auto"/>
    </style:style>
    <style:style style:name="ro10" style:family="table-row">
      <style:table-row-properties style:row-height="32.1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57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016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table:number-columns-spanned="2" table:number-rows-spanned="1" table:style-name="ce16"/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6"/>
          <table:covered-table-cell/>
          <table:table-cell office:value-type="string" table:style-name="ce5">
            <text:p>Évaluation initiale</text:p>
            <text:p>(–,-,+/-,+,++) :</text:p>
          </table:table-cell>
          <table:table-cell table:style-name="ce6"/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24"/>
          <table:table-cell table:style-name="ce10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table:style-name="ce24"/>
          <table:table-cell table:style-name="ce10"/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table:style-name="ce24"/>
          <table:table-cell table:style-name="ce10"/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table:style-name="ce24"/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2" table:style-name="ce10"/>
          <table:table-cell table:style-name="ce24"/>
          <table:table-cell table:number-columns-repeated="2"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table:style-name="ce24"/>
          <table:table-cell table:number-columns-repeated="2"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table:style-name="ce24"/>
          <table:table-cell table:number-columns-repeated="2" table:style-name="ce10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table:style-name="ce24"/>
          <table:table-cell table:style-name="ce10"/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2" table:style-name="ce10"/>
          <table:table-cell table:style-name="ce24"/>
          <table:table-cell table:number-columns-repeated="2" table:style-name="ce10"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table:style-name="ce24"/>
          <table:table-cell table:number-columns-repeated="2"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table:style-name="ce24"/>
          <table:table-cell table:number-columns-repeated="2" table:style-name="ce10"/>
          <table:table-cell table:number-columns-repeated="16377"/>
        </table:table-row>
        <table:table-row table:number-rows-repeated="1048550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Bruno </meta:initial-creator>
    <dc:creator>alice bataillion</dc:creator>
    <meta:creation-date>2016-12-02T13:22:24Z</meta:creation-date>
    <dc:date>2020-05-04T12:20:23Z</dc:date>
    <meta:print-date>2019-01-08T13:36:34Z</meta:print-date>
    <meta:editing-cycles>16</meta:editing-cycles>
    <meta:editing-duration>PT376252S</meta:editing-duration>
  </office:meta>
</office:document-meta>
</file>